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81d41a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#109</text:p>
          </table:table-cell>
          <table:table-cell table:style-name="Default" office:value-type="string" calcext:value-type="string">
            <text:p>Hexanol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Uncertainty</text:p>
          </table:table-cell>
          <table:table-cell table:style-name="ce1" office:value-type="float" office:value="0.00002" calcext:value-type="float">
            <text:p>2E-05</text:p>
          </table:table-cell>
          <table:table-cell table:style-name="ce1" office:value-type="float" office:value="0.2" calcext:value-type="float">
            <text:p>0.2</text:p>
          </table:table-cell>
          <table:table-cell/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C6MIm NTf2</text:p>
          </table:table-cell>
        </table:table-row>
        <table:table-row table:style-name="ro1">
          <table:table-cell table:style-name="ce2" office:value-type="string" calcext:value-type="string">
            <text:p>Data points</text:p>
          </table:table-cell>
          <table:table-cell table:style-name="ce2" office:value-type="string" calcext:value-type="string">
            <text:p>x(IL)</text:p>
          </table:table-cell>
          <table:table-cell table:style-name="ce2" office:value-type="string" calcext:value-type="string">
            <text:p>T/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001" calcext:value-type="float">
            <text:p>0.05001</text:p>
          </table:table-cell>
          <table:table-cell office:value-type="float" office:value="288.41" calcext:value-type="float">
            <text:p>288.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297.4" calcext:value-type="float">
            <text:p>297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04" calcext:value-type="float">
            <text:p>0.1204</text:p>
          </table:table-cell>
          <table:table-cell office:value-type="float" office:value="299.5" calcext:value-type="float">
            <text:p>299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98" calcext:value-type="float">
            <text:p>0.1498</text:p>
          </table:table-cell>
          <table:table-cell office:value-type="float" office:value="301.76" calcext:value-type="float">
            <text:p>30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303.79" calcext:value-type="float">
            <text:p>303.7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844" calcext:value-type="float">
            <text:p>0.24844</text:p>
          </table:table-cell>
          <table:table-cell office:value-type="float" office:value="304.99" calcext:value-type="float">
            <text:p>304.9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801" calcext:value-type="float">
            <text:p>0.29801</text:p>
          </table:table-cell>
          <table:table-cell office:value-type="float" office:value="305.75" calcext:value-type="float">
            <text:p>305.7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853" calcext:value-type="float">
            <text:p>0.34853</text:p>
          </table:table-cell>
          <table:table-cell office:value-type="float" office:value="306.21" calcext:value-type="float">
            <text:p>306.2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494" calcext:value-type="float">
            <text:p>0.39494</text:p>
          </table:table-cell>
          <table:table-cell office:value-type="float" office:value="306.3" calcext:value-type="float">
            <text:p>306.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15" calcext:value-type="float">
            <text:p>0.4415</text:p>
          </table:table-cell>
          <table:table-cell office:value-type="float" office:value="306.32" calcext:value-type="float">
            <text:p>306.3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003" calcext:value-type="float">
            <text:p>0.45003</text:p>
          </table:table-cell>
          <table:table-cell office:value-type="float" office:value="306.33" calcext:value-type="float">
            <text:p>306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495" calcext:value-type="float">
            <text:p>0.50495</text:p>
          </table:table-cell>
          <table:table-cell office:value-type="float" office:value="306.15" calcext:value-type="float">
            <text:p>306.1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811" calcext:value-type="float">
            <text:p>0.54811</text:p>
          </table:table-cell>
          <table:table-cell office:value-type="float" office:value="305.84" calcext:value-type="float">
            <text:p>305.8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548" calcext:value-type="float">
            <text:p>0.59548</text:p>
          </table:table-cell>
          <table:table-cell office:value-type="float" office:value="305.11" calcext:value-type="float">
            <text:p>305.1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909" calcext:value-type="float">
            <text:p>0.64909</text:p>
          </table:table-cell>
          <table:table-cell office:value-type="float" office:value="303.35" calcext:value-type="float">
            <text:p>303.3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164" calcext:value-type="float">
            <text:p>0.70164</text:p>
          </table:table-cell>
          <table:table-cell office:value-type="float" office:value="300.33" calcext:value-type="float">
            <text:p>300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2044" calcext:value-type="float">
            <text:p>0.72044</text:p>
          </table:table-cell>
          <table:table-cell office:value-type="float" office:value="299.17" calcext:value-type="float">
            <text:p>299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4915" calcext:value-type="float">
            <text:p>0.74915</text:p>
          </table:table-cell>
          <table:table-cell office:value-type="float" office:value="295.76" calcext:value-type="float">
            <text:p>295.7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0056" calcext:value-type="float">
            <text:p>0.80056</text:p>
          </table:table-cell>
          <table:table-cell office:value-type="float" office:value="290.24" calcext:value-type="float">
            <text:p>290.2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774" calcext:value-type="float">
            <text:p>0.84774</text:p>
          </table:table-cell>
          <table:table-cell office:value-type="float" office:value="281.78" calcext:value-type="float">
            <text:p>281.7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#466</text:p>
          </table:table-cell>
          <table:table-cell table:style-name="Default"/>
          <table:table-cell table:style-name="Default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294.28" calcext:value-type="float">
            <text:p>294.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299.48" calcext:value-type="float">
            <text:p>299.4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7" calcext:value-type="float">
            <text:p>0.047</text:p>
          </table:table-cell>
          <table:table-cell office:value-type="float" office:value="303.19" calcext:value-type="float">
            <text:p>303.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304.57" calcext:value-type="float">
            <text:p>304.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9" calcext:value-type="float">
            <text:p>0.079</text:p>
          </table:table-cell>
          <table:table-cell office:value-type="float" office:value="305.49" calcext:value-type="float">
            <text:p>305.4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05.92" calcext:value-type="float">
            <text:p>305.9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8" calcext:value-type="float">
            <text:p>0.148</text:p>
          </table:table-cell>
          <table:table-cell office:value-type="float" office:value="306.05" calcext:value-type="float">
            <text:p>306.0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9" calcext:value-type="float">
            <text:p>0.199</text:p>
          </table:table-cell>
          <table:table-cell office:value-type="float" office:value="305.69" calcext:value-type="float">
            <text:p>305.6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8" calcext:value-type="float">
            <text:p>0.248</text:p>
          </table:table-cell>
          <table:table-cell office:value-type="float" office:value="304.81" calcext:value-type="float">
            <text:p>304.8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9" calcext:value-type="float">
            <text:p>0.299</text:p>
          </table:table-cell>
          <table:table-cell office:value-type="float" office:value="302.73" calcext:value-type="float">
            <text:p>302.7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42" calcext:value-type="float">
            <text:p>0.342</text:p>
          </table:table-cell>
          <table:table-cell office:value-type="float" office:value="300.62" calcext:value-type="float">
            <text:p>300.6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296.65" calcext:value-type="float">
            <text:p>296.6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47" calcext:value-type="float">
            <text:p>0.447</text:p>
          </table:table-cell>
          <table:table-cell office:value-type="float" office:value="292.71" calcext:value-type="float">
            <text:p>292.7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3:42:16.421961601</meta:creation-date>
    <dc:date>2023-03-16T13:44:10.986712849</dc:date>
    <meta:editing-duration>PT1M55S</meta:editing-duration>
    <meta:editing-cycles>1</meta:editing-cycles>
    <meta:document-statistic meta:table-count="1" meta:cell-count="111" meta:object-count="0"/>
    <meta:generator>LibreOffice/7.1.8.1$Linux_X86_64 LibreOffice_project/10$Build-1</meta:generator>
  </office:meta>
</office:document-meta>
</file>